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715c" officeooo:paragraph-rsid="000b715c"/>
    </style:style>
    <style:style style:name="T1" style:family="text">
      <style:text-properties officeooo:rsid="000b71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ON LIBRERIA ADAFRUIT-DHT</text:p>
      <text:p text:style-name="Standard">https://pypi.org/project/Adafruit-DH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8:01:53.260541008</meta:creation-date>
    <dc:date>2020-11-22T18:03:07.038066632</dc:date>
    <meta:editing-duration>PT1M24S</meta:editing-duration>
    <meta:editing-cycles>1</meta:editing-cycles>
    <meta:document-statistic meta:table-count="0" meta:image-count="0" meta:object-count="0" meta:page-count="1" meta:paragraph-count="2" meta:word-count="4" meta:character-count="71" meta:non-whitespace-character-count="69"/>
    <meta:generator>LibreOffice/6.1.5.2$Linux_ARM_EABI LibreOffice_project/10$Build-2</meta:generator>
  </office:meta>
</office:document-meta>
</file>